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svg:stroke-color="#000000" draw:fill-color="#d9e6e6" fo:padding-top="-0.05cm" fo:padding-bottom="-0.05cm" fo:padding-left="-0.05cm" fo:padding-right="-0.05cm"/>
    </style:style>
    <style:style style:name="gr3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rect draw:style-name="gr1" draw:layer="layout" svg:width="1.565cm" svg:height="2cm" svg:x="0cm" svg:y="0cm">
            <text:p/>
          </draw:rect>
          <draw:rect draw:style-name="gr2" draw:layer="layout" svg:width="0.041cm" svg:height="1.854cm" svg:x="0.153cm" svg:y="0.073cm">
            <text:p/>
          </draw:rect>
          <draw:rect draw:style-name="gr2" draw:layer="layout" svg:width="0.041cm" svg:height="1.854cm" svg:x="1.37cm" svg:y="0.073cm">
            <text:p/>
          </draw:rect>
          <draw:line draw:style-name="gr3" draw:layer="layout" svg:x1="0.052cm" svg:y1="0.073cm" svg:x2="0.104cm" svg:y2="0.073cm">
            <text:p/>
          </draw:line>
          <draw:line draw:style-name="gr3" draw:layer="layout" svg:x1="0.052cm" svg:y1="0.189cm" svg:x2="0.104cm" svg:y2="0.189cm">
            <text:p/>
          </draw:line>
          <draw:line draw:style-name="gr3" draw:layer="layout" svg:x1="0.052cm" svg:y1="0.305cm" svg:x2="0.104cm" svg:y2="0.305cm">
            <text:p/>
          </draw:line>
          <draw:line draw:style-name="gr3" draw:layer="layout" svg:x1="0.052cm" svg:y1="0.421cm" svg:x2="0.104cm" svg:y2="0.421cm">
            <text:p/>
          </draw:line>
          <draw:line draw:style-name="gr3" draw:layer="layout" svg:x1="0.052cm" svg:y1="0.537cm" svg:x2="0.104cm" svg:y2="0.537cm">
            <text:p/>
          </draw:line>
          <draw:line draw:style-name="gr3" draw:layer="layout" svg:x1="0.052cm" svg:y1="0.653cm" svg:x2="0.104cm" svg:y2="0.653cm">
            <text:p/>
          </draw:line>
          <draw:line draw:style-name="gr3" draw:layer="layout" svg:x1="0.052cm" svg:y1="0.768cm" svg:x2="0.104cm" svg:y2="0.768cm">
            <text:p/>
          </draw:line>
          <draw:line draw:style-name="gr3" draw:layer="layout" svg:x1="0.052cm" svg:y1="0.884cm" svg:x2="0.104cm" svg:y2="0.884cm">
            <text:p/>
          </draw:line>
          <draw:line draw:style-name="gr3" draw:layer="layout" svg:x1="0.052cm" svg:y1="1cm" svg:x2="0.104cm" svg:y2="1cm">
            <text:p/>
          </draw:line>
          <draw:line draw:style-name="gr3" draw:layer="layout" svg:x1="0.052cm" svg:y1="1.116cm" svg:x2="0.104cm" svg:y2="1.116cm">
            <text:p/>
          </draw:line>
          <draw:line draw:style-name="gr3" draw:layer="layout" svg:x1="0.052cm" svg:y1="1.232cm" svg:x2="0.104cm" svg:y2="1.232cm">
            <text:p/>
          </draw:line>
          <draw:line draw:style-name="gr3" draw:layer="layout" svg:x1="0.052cm" svg:y1="1.348cm" svg:x2="0.104cm" svg:y2="1.348cm">
            <text:p/>
          </draw:line>
          <draw:line draw:style-name="gr3" draw:layer="layout" svg:x1="0.052cm" svg:y1="1.464cm" svg:x2="0.104cm" svg:y2="1.464cm">
            <text:p/>
          </draw:line>
          <draw:line draw:style-name="gr3" draw:layer="layout" svg:x1="0.052cm" svg:y1="1.58cm" svg:x2="0.104cm" svg:y2="1.58cm">
            <text:p/>
          </draw:line>
          <draw:line draw:style-name="gr3" draw:layer="layout" svg:x1="0.052cm" svg:y1="1.696cm" svg:x2="0.104cm" svg:y2="1.696cm">
            <text:p/>
          </draw:line>
          <draw:line draw:style-name="gr3" draw:layer="layout" svg:x1="0.052cm" svg:y1="1.812cm" svg:x2="0.104cm" svg:y2="1.812cm">
            <text:p/>
          </draw:line>
          <draw:line draw:style-name="gr3" draw:layer="layout" svg:x1="0.052cm" svg:y1="1.928cm" svg:x2="0.104cm" svg:y2="1.92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Rack 16U</dc:title>
    <meta:creation-date>2011-02-07T17:02:27</meta:creation-date>
    <meta:editing-duration>P0D</meta:editing-duration>
    <meta:editing-cycles>1</meta:editing-cycles>
    <meta:document-statistic meta:object-count="21"/>
    <meta:generator>OpenOffice.org/3.3$Linux OpenOffice.org_project/330m20$Build-9567</meta:generator>
  </office:meta>
</office:document-meta>
</file>